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#dcdc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3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5" style:family="table-cell">
      <style:table-cell-properties fo:background-color="#c0c0c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5" style:family="table-cell">
      <style:table-cell-properties fo:background-color="#c0c0c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e3919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a9c" officeooo:paragraph-rsid="000e39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919" officeooo:paragraph-rsid="000e39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a9c" officeooo:paragraph-rsid="000e39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Heading_20_1">
      <style:text-properties officeooo:rsid="000a6a9c" officeooo:paragraph-rsid="000a6a9c"/>
    </style:style>
    <style:style style:name="P8" style:family="paragraph" style:parent-style-name="Heading_20_1">
      <style:text-properties officeooo:rsid="000a6a9c" officeooo:paragraph-rsid="000e3919"/>
    </style:style>
    <style:style style:name="T1" style:family="text">
      <style:text-properties officeooo:rsid="000e39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Estilo de tabla “Table0”</text:h>
      <table:table table:name="Tabla1" table:style-name="Tabla1" table:template-name="Table0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D1" office:value-type="string">
            <text:p text:style-name="P2">Probe</text:p>
          </table:table-cell>
        </table:table-row>
        <table:table-row table:style-name="Tabla1.1"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2</text:p>
          </table:table-cell>
          <table:table-cell table:style-name="Tabla1.A2" office:value-type="string">
            <text:p text:style-name="P3">3</text:p>
          </table:table-cell>
          <table:table-cell table:style-name="Tabla1.D2" office:value-type="string">
            <text:p text:style-name="P3">4</text:p>
          </table:table-cell>
        </table:table-row>
        <table:table-row table:style-name="Tabla1.1"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6</text:p>
          </table:table-cell>
          <table:table-cell table:style-name="Tabla1.A2" office:value-type="string">
            <text:p text:style-name="P3">7</text:p>
          </table:table-cell>
          <table:table-cell table:style-name="Tabla1.D2" office:value-type="string">
            <text:p text:style-name="P3">8</text:p>
          </table:table-cell>
        </table:table-row>
        <table:table-row table:style-name="Tabla1.1">
          <table:table-cell table:style-name="Tabla1.A2" office:value-type="string">
            <text:p text:style-name="P3">9</text:p>
          </table:table-cell>
          <table:table-cell table:style-name="Tabla1.A2" office:value-type="string">
            <text:p text:style-name="P3">10</text:p>
          </table:table-cell>
          <table:table-cell table:style-name="Tabla1.A2" office:value-type="string">
            <text:p text:style-name="P3">11</text:p>
          </table:table-cell>
          <table:table-cell table:style-name="Tabla1.D2" office:value-type="string">
            <text:p text:style-name="P3">12</text:p>
          </table:table-cell>
        </table:table-row>
      </table:table>
      <text:h text:style-name="P8" text:outline-level="1">Estilo de tabla “Table1”</text:h>
      <table:table table:name="Tabla2" table:style-name="Tabla2" table:template-name="Table1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6">Probe</text:p>
          </table:table-cell>
          <table:table-cell table:style-name="Tabla2.A1" office:value-type="string">
            <text:p text:style-name="P6">Probe</text:p>
          </table:table-cell>
          <table:table-cell table:style-name="Tabla2.A1" office:value-type="string">
            <text:p text:style-name="P6">Probe</text:p>
          </table:table-cell>
          <table:table-cell table:style-name="Tabla2.D1" office:value-type="string">
            <text:p text:style-name="P6">Probe</text:p>
          </table:table-cell>
        </table:table-row>
        <table:table-row table:style-name="Tabla2.1">
          <table:table-cell table:style-name="Tabla2.A2" office:value-type="string">
            <text:p text:style-name="P4">1</text:p>
          </table:table-cell>
          <table:table-cell table:style-name="Tabla2.B2" office:value-type="string">
            <text:p text:style-name="P4">2</text:p>
          </table:table-cell>
          <table:table-cell table:style-name="Tabla2.B2" office:value-type="string">
            <text:p text:style-name="P4">3</text:p>
          </table:table-cell>
          <table:table-cell table:style-name="Tabla2.D2" office:value-type="string">
            <text:p text:style-name="P4">4</text:p>
          </table:table-cell>
        </table:table-row>
        <table:table-row table:style-name="Tabla2.1">
          <table:table-cell table:style-name="Tabla2.A2" office:value-type="string">
            <text:p text:style-name="P4">5</text:p>
          </table:table-cell>
          <table:table-cell table:style-name="Tabla2.B2" office:value-type="string">
            <text:p text:style-name="P4">6</text:p>
          </table:table-cell>
          <table:table-cell table:style-name="Tabla2.B2" office:value-type="string">
            <text:p text:style-name="P4">7</text:p>
          </table:table-cell>
          <table:table-cell table:style-name="Tabla2.D2" office:value-type="string">
            <text:p text:style-name="P4">8</text:p>
          </table:table-cell>
        </table:table-row>
        <table:table-row table:style-name="Tabla2.1">
          <table:table-cell table:style-name="Tabla2.A2" office:value-type="string">
            <text:p text:style-name="P4">9</text:p>
          </table:table-cell>
          <table:table-cell table:style-name="Tabla2.B2" office:value-type="string">
            <text:p text:style-name="P4">10</text:p>
          </table:table-cell>
          <table:table-cell table:style-name="Tabla2.B2" office:value-type="string">
            <text:p text:style-name="P4">11</text:p>
          </table:table-cell>
          <table:table-cell table:style-name="Tabla2.D2" office:value-type="string">
            <text:p text:style-name="P4">12</text:p>
          </table:table-cell>
        </table:table-row>
      </table:table>
      <text:h text:style-name="P8" text:outline-level="1">Estilo de tabla “Table1<text:span text:style-name="T1">Total<text:tab/></text:span>”</text:h>
      <table:table table:name="Tabla3" table:style-name="Tabla3" table:template-name="Table1Total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6">Probe</text:p>
          </table:table-cell>
          <table:table-cell table:style-name="Tabla3.A1" office:value-type="string">
            <text:p text:style-name="P6">Probe</text:p>
          </table:table-cell>
          <table:table-cell table:style-name="Tabla3.A1" office:value-type="string">
            <text:p text:style-name="P6">Probe</text:p>
          </table:table-cell>
          <table:table-cell table:style-name="Tabla3.D1" office:value-type="string">
            <text:p text:style-name="P6">Probe</text:p>
          </table:table-cell>
        </table:table-row>
        <table:table-row table:style-name="Tabla3.1">
          <table:table-cell table:style-name="Tabla3.A2" office:value-type="string">
            <text:p text:style-name="P4">1</text:p>
          </table:table-cell>
          <table:table-cell table:style-name="Tabla3.B2" office:value-type="string">
            <text:p text:style-name="P4">2</text:p>
          </table:table-cell>
          <table:table-cell table:style-name="Tabla3.B2" office:value-type="string">
            <text:p text:style-name="P4">3</text:p>
          </table:table-cell>
          <table:table-cell table:style-name="Tabla3.D2" office:value-type="string">
            <text:p text:style-name="P4">4</text:p>
          </table:table-cell>
        </table:table-row>
        <table:table-row table:style-name="Tabla3.1">
          <table:table-cell table:style-name="Tabla3.A3" office:value-type="string">
            <text:p text:style-name="P4">5</text:p>
          </table:table-cell>
          <table:table-cell table:style-name="Tabla3.B3" office:value-type="string">
            <text:p text:style-name="P4">6</text:p>
          </table:table-cell>
          <table:table-cell table:style-name="Tabla3.B3" office:value-type="string">
            <text:p text:style-name="P4">7</text:p>
          </table:table-cell>
          <table:table-cell table:style-name="Tabla3.D3" office:value-type="string">
            <text:p text:style-name="P4">8</text:p>
          </table:table-cell>
        </table:table-row>
        <table:table-row table:style-name="Tabla3.1">
          <table:table-cell table:style-name="Tabla3.A3" office:value-type="string">
            <text:p text:style-name="P4">9</text:p>
          </table:table-cell>
          <table:table-cell table:style-name="Tabla3.B3" office:value-type="string">
            <text:p text:style-name="P4">10</text:p>
          </table:table-cell>
          <table:table-cell table:style-name="Tabla3.B3" office:value-type="string">
            <text:p text:style-name="P4">11</text:p>
          </table:table-cell>
          <table:table-cell table:style-name="Tabla3.D3" office:value-type="string">
            <text:p text:style-name="P4">12</text:p>
          </table:table-cell>
        </table:table-row>
        <table:table-row table:style-name="Tabla3.1">
          <table:table-cell table:style-name="Tabla3.A5" office:value-type="string">
            <text:p text:style-name="P5">Total</text:p>
          </table:table-cell>
          <table:table-cell table:style-name="Tabla3.A5" office:value-type="string">
            <text:p text:style-name="P5">18</text:p>
          </table:table-cell>
          <table:table-cell table:style-name="Tabla3.A5" office:value-type="string">
            <text:p text:style-name="P5">21</text:p>
          </table:table-cell>
          <table:table-cell table:style-name="Tabla3.D5" office:value-type="string">
            <text:p text:style-name="P5">2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0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weight-complex="bold" style:font-name-complex="Noto Sans Devanagari" style:font-family-complex="'Noto Sans Devanagari'"/>
    </style:style>
    <style:style style:name="Table0.2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0.3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0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0.5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0.6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0.7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0.8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0.9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0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0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weight-complex="bold" style:font-name-complex="Noto Sans Devanagari" style:font-family-complex="'Noto Sans Devanagari'"/>
    </style:style>
    <style:style style:name="Table0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weight-complex="bold" style:font-name-complex="Noto Sans Devanagari" style:font-family-complex="'Noto Sans Devanagari'"/>
    </style:style>
    <style:style style:name="Table0.13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0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0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weight-complex="bold" style:font-name-complex="Noto Sans Devanagari" style:font-family-complex="'Noto Sans Devanagari'"/>
    </style:style>
    <style:style style:name="Table0.16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1" style:family="table-cell">
      <style:table-cell-properties fo:border-left="0.51pt solid #000000" fo:border-top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2" style:family="table-cell">
      <style:table-cell-properties fo:background-color="#c0c0c0"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5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7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8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9" style:family="table-cell">
      <style:table-cell-properties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11" style:family="table-cell">
      <style:table-cell-properties fo:background-color="#dcdcdc" fo:border-left="0.51pt solid #000000" fo:border-top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12" style:family="table-cell">
      <style:table-cell-properties fo:border-left="0.51pt solid #000000" fo:border-right="0.51pt solid #000000" fo:border-top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13" style:family="table-cell">
      <style:table-cell-properties fo:background-color="#c0c0c0"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14" style:family="table-cell">
      <style:table-cell-properties fo:background-color="#c0c0c0" fo:border-left="0.51pt solid #000000" fo:border-righ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15" style:family="table-cell">
      <style:table-cell-properties fo:border-left="0.51pt solid #000000" fo:border-top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style:style style:name="Table1Total.16" style:family="table-cell">
      <style:table-cell-properties fo:background-color="#c0c0c0" fo:border-left="0.51pt solid #000000" fo:border-bottom="0.51pt solid #000000"/>
      <style:text-properties style:font-name-asian="Liberation Sans" style:font-family-asian="'Liberation Sans'" style:font-name-complex="Noto Sans Devanagari" style:font-family-complex="'Noto Sans Devanagari'"/>
    </style:style>
    <table:table-template table:name="Table0" table:first-row-end-column="row" table:first-row-start-column="row" table:last-row-end-column="row" table:last-row-start-column="row">
      <table:first-row table:style-name="Table0.1"/>
      <table:last-row table:style-name="Table0.2"/>
      <table:first-column table:style-name="Table0.3"/>
      <table:last-column table:style-name="Table0.4"/>
      <table:body table:style-name="Table0.9"/>
      <table:even-rows table:style-name="Table0.5"/>
      <table:odd-rows table:style-name="Table0.6"/>
      <table:even-columns table:style-name="Table0.7"/>
      <table:odd-columns table:style-name="Table0.8"/>
      <table:background table:style-name="Table0.10"/>
      <loext:first-row-even-column table:style-name="Table0.15"/>
      <loext:last-row-even-column table:style-name="Table0.16"/>
      <loext:first-row-end-column table:style-name="Table0.12"/>
      <loext:first-row-start-column table:style-name="Table0.11"/>
      <loext:last-row-end-column table:style-name="Table0.14"/>
      <loext:last-row-start-column table:style-name="Table0.13"/>
    </table:table-templat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  <table:table-template table:name="Table1Total" table:first-row-end-column="row" table:first-row-start-column="column" table:last-row-end-column="row" table:last-row-start-column="row">
      <table:first-row table:style-name="Table1Total.1"/>
      <table:last-row table:style-name="Table1Total.2"/>
      <table:first-column table:style-name="Table1Total.3"/>
      <table:last-column table:style-name="Table1Total.4"/>
      <table:body table:style-name="Table1Total.9"/>
      <table:even-rows table:style-name="Table1Total.5"/>
      <table:odd-rows table:style-name="Table1Total.6"/>
      <table:even-columns table:style-name="Table1Total.7"/>
      <table:odd-columns table:style-name="Table1Total.8"/>
      <table:background table:style-name="Table1Total.10"/>
      <loext:first-row-even-column table:style-name="Table1Total.15"/>
      <loext:last-row-even-column table:style-name="Table1Total.16"/>
      <loext:first-row-end-column table:style-name="Table1Total.12"/>
      <loext:first-row-start-column table:style-name="Table1Total.11"/>
      <loext:last-row-end-column table:style-name="Table1Total.14"/>
      <loext:last-row-start-column table:style-name="Table1Total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10-13T04:37:37.006365773</meta:creation-date>
    <meta:generator>LibreOffice/7.1.6.2.0$Linux_X86_64 LibreOffice_project/10$Build-2</meta:generator>
    <dc:date>2021-10-13T05:33:08.214145252</dc:date>
    <dc:creator>Elizabeth Kostova</dc:creator>
    <meta:editing-duration>PT12M57S</meta:editing-duration>
    <meta:editing-cycles>6</meta:editing-cycles>
    <meta:document-statistic meta:table-count="3" meta:image-count="0" meta:object-count="0" meta:page-count="1" meta:paragraph-count="55" meta:word-count="65" meta:character-count="194" meta:non-whitespace-character-count="184"/>
  </office:meta>
</office:document-meta>
</file>